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Types.isDecimal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ypes.isBoolean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ypes.toJavaObject( QName type ,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Types.isFloat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ypes.isDate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ypes.isNumber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Types.isString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